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C60CF6A501F13B11.png" manifest:media-type="image/png"/>
  <manifest:file-entry manifest:full-path="Pictures/1000000000000359000001B4057702B4092BE30B.png" manifest:media-type="image/png"/>
  <manifest:file-entry manifest:full-path="Pictures/100000000000035D0000017560152A5104A1A250.png" manifest:media-type="image/png"/>
  <manifest:file-entry manifest:full-path="Pictures/1000020100000515000002E8B451B2BA2DC393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15cm" svg:height="10.015cm" draw:z-index="0"><draw:image xlink:href="Pictures/1000020100000515000002E8B451B2BA2DC3931B.png" xlink:type="simple" xlink:show="embed" xlink:actuate="onLoad"/></draw:frame><draw:frame draw:style-name="fr2" draw:name="Image2" text:anchor-type="paragraph" svg:x="-0.423cm" svg:y="12.012cm" svg:width="17cm" svg:height="7.364cm" draw:z-index="1"><draw:image xlink:href="Pictures/100000000000035D0000017560152A5104A1A25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0cm" svg:y="1.085cm" svg:width="17cm" svg:height="8.648cm" draw:z-index="2"><draw:image xlink:href="Pictures/1000000000000359000001B4057702B4092BE30B.png" xlink:type="simple" xlink:show="embed" xlink:actuate="onLoad"/></draw:frame><text:soft-page-break/></text:p>
      <text:p text:style-name="Standard"/>
      <text:p text:style-name="Standard"><draw:frame draw:style-name="fr2" draw:name="Image4" text:anchor-type="paragraph" svg:x="0cm" svg:y="10.61cm" svg:width="17cm" svg:height="9.721cm" draw:z-index="3"><draw:image xlink:href="Pictures/1000020100000515000002E8C60CF6A501F13B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9:55:26.047517231</meta:creation-date>
    <dc:date>2018-03-31T19:57:07.523133761</dc:date>
    <meta:editing-duration>PT1M42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